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0" style:master-page-name="MP0" style:family="paragraph">
      <style:paragraph-properties fo:break-before="page" fo:margin-top="0in" fo:margin-bottom="0in"/>
    </style:style>
    <style:style style:name="T2" style:parent-style-name="DefaultParagraphFont" style:family="text">
      <style:text-properties style:font-name="&amp;quot" fo:color="#000000" fo:language="en"/>
    </style:style>
    <style:style style:name="P3" style:parent-style-name="standard0" style:family="paragraph">
      <style:paragraph-properties fo:margin-top="0in" fo:margin-bottom="0in"/>
    </style:style>
    <style:style style:name="T4" style:parent-style-name="DefaultParagraphFont" style:family="text">
      <style:text-properties style:font-name="&amp;quot" fo:color="#000000" fo:language="en"/>
    </style:style>
    <style:style style:name="T5" style:parent-style-name="Hyperlink" style:family="text">
      <style:text-properties style:font-name="&amp;quot" fo:language="en"/>
    </style:style>
    <style:style style:name="P6" style:parent-style-name="standard0" style:family="paragraph">
      <style:paragraph-properties fo:margin-top="0in" fo:margin-bottom="0in"/>
    </style:style>
    <style:style style:name="T7" style:parent-style-name="DefaultParagraphFont" style:family="text">
      <style:text-properties style:font-name="&amp;quot" fo:color="#000000" fo:language="en" fo:country="US"/>
    </style:style>
    <style:style style:name="P8" style:parent-style-name="standard0" style:family="paragraph">
      <style:paragraph-properties fo:margin-top="0in" fo:margin-bottom="0in"/>
    </style:style>
    <style:style style:name="T9" style:parent-style-name="DefaultParagraphFont" style:family="text">
      <style:text-properties style:font-name="&amp;quot" fo:color="#000000" fo:language="en"/>
    </style:style>
    <style:style style:name="T10" style:parent-style-name="DefaultParagraphFont" style:family="text">
      <style:text-properties style:font-name="&amp;quot" fo:color="#000000" fo:language="en" fo:country="US"/>
    </style:style>
    <style:style style:name="T11" style:parent-style-name="DefaultParagraphFont" style:family="text">
      <style:text-properties style:font-name="&amp;quot" fo:color="#000000" fo:language="en"/>
    </style:style>
    <style:style style:name="T12" style:parent-style-name="DefaultParagraphFont" style:family="text">
      <style:text-properties style:font-name="&amp;quot" fo:color="#000000" fo:language="en" fo:country="US"/>
    </style:style>
    <style:style style:name="T13" style:parent-style-name="DefaultParagraphFont" style:family="text">
      <style:text-properties style:font-name="&amp;quot" fo:color="#000000" fo:language="en"/>
    </style:style>
    <style:style style:name="T14" style:parent-style-name="DefaultParagraphFont" style:family="text">
      <style:text-properties style:font-name="&amp;quot" fo:color="#000000" fo:language="en" fo:country="US"/>
    </style:style>
    <style:style style:name="T15" style:parent-style-name="DefaultParagraphFont" style:family="text">
      <style:text-properties style:font-name="&amp;quot" fo:color="#000000" fo:language="en"/>
    </style:style>
    <style:style style:name="T16" style:parent-style-name="DefaultParagraphFont" style:family="text">
      <style:text-properties style:font-name="&amp;quot" fo:color="#000000" fo:language="en" fo:country="US"/>
    </style:style>
    <style:style style:name="T17" style:parent-style-name="DefaultParagraphFont" style:family="text">
      <style:text-properties style:font-name="&amp;quot" fo:color="#000000" fo:language="en"/>
    </style:style>
    <style:style style:name="T18" style:parent-style-name="DefaultParagraphFont" style:family="text">
      <style:text-properties style:font-name="&amp;quot" fo:color="#000000" fo:language="en" fo:country="US"/>
    </style:style>
    <style:style style:name="T19" style:parent-style-name="DefaultParagraphFont" style:family="text">
      <style:text-properties style:font-name="&amp;quot" fo:color="#000000" fo:language="en"/>
    </style:style>
    <style:style style:name="P20" style:parent-style-name="standard0" style:family="paragraph">
      <style:paragraph-properties fo:margin-top="0in" fo:margin-bottom="0in"/>
    </style:style>
    <style:style style:name="T21" style:parent-style-name="DefaultParagraphFont" style:family="text">
      <style:text-properties style:font-name="&amp;quot" fo:color="#000000" fo:language="en" fo:country="US"/>
    </style:style>
    <style:style style:name="P22" style:parent-style-name="standard0" style:family="paragraph">
      <style:paragraph-properties fo:margin-top="0in" fo:margin-bottom="0in"/>
    </style:style>
    <style:style style:name="T23" style:parent-style-name="DefaultParagraphFont" style:family="text">
      <style:text-properties style:font-name="&amp;quot" fo:color="#000000" fo:language="en" fo:country="US"/>
    </style:style>
  </office:automatic-styles>
  <office:body>
    <office:text text:use-soft-page-breaks="true">
      <text:p text:style-name="P1"><text:span text:style-name="T2">Synchronization with printer electronics via g-code (trigger pin)</text:span></text:p>
      <text:p text:style-name="P3"><text:span text:style-name="T4">Link:<text:s/></text:span><text:a xlink:href="http://roboforum.ru/post343825.html?hilit=trigger#p343825" office:target-frame-name="_top" xlink:show="replace"><text:span text:style-name="T5">http://roboforum.ru/post343825.html?hilit=trigger#p343825<text:s/></text:span></text:a></text:p>
      <text:p text:style-name="P6"><text:span text:style-name="T7"> </text:span></text:p>
      <text:p text:style-name="P8"><text:span text:style-name="T9">G1 F2000 5 ;travel to initial position (absolute) z</text:span><text:span text:style-name="T10"><text:line-break/></text:span><text:span text:style-name="T11">G4 S1;sleep for 1 sec</text:span><text:span text:style-name="T12"><text:line-break/></text:span><text:span text:style-name="T13">M42 P4 S255;set trigger pin 4 HIGH (servo 4 signal pin)</text:span><text:span text:style-name="T14"><text:line-break/></text:span><text:span text:style-name="T15">G1 F60 0;travel to end position slowly</text:span><text:span text:style-name="T16"><text:line-break/></text:span><text:span text:style-name="T17">M400 ;wait for previous command to complete</text:span><text:span text:style-name="T18"><text:line-break/></text:span><text:span text:style-name="T19">M42 P4 S0;set trigger pin LOW</text:span></text:p>
      <text:p text:style-name="P20"><text:span text:style-name="T21"> </text:span></text:p>
      <text:p text:style-name="P22"><text:span text:style-name="T23"> </text:span></text:p>
      <text:p text:style-name="Standard"/>
      <text:p text:style-name="Standard"/>
      <text:p text:style-name="Standard"/>
      <text:p text:style-name="Standard">Синхронизация с электроникой принтера через g-code (trigger pin)</text:p>
      <text:p text:style-name="Standard">ссылка:<text:s/><text:a xlink:href="http://roboforum.ru/post343825.html?hilit=trigger#p343825" office:target-frame-name="_top" xlink:show="replace">http://roboforum.ru/post343825.html?hilit=trigger#p343825</text:a></text:p>
      <text:p text:style-name="Standard"/>
      <text:p text:style-name="Standard">G1 F2000 Z5 ;travel to initial position (absolute) &lt;- здесь z устанавливаешь равным полному ходу датчика<text:line-break/>G4 S1 ;sleep for 1 sec<text:line-break/>M42 P4 S255 ;set trigger pin 4 HIGH (servo 4 signal pin)<text:line-break/>G1 F60 Z0 ;travel to end position slowly<text:line-break/>M400 ;wait for previous command to complete<text:line-break/>M42 P4 S0 ;set trigger pin LOW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andard0" style:display-name="standard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AU" style:language-asian="en" style:country-asian="AU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y </meta:initial-creator>
    <dc:creator>Cameron Lamont</dc:creator>
    <meta:creation-date>2016-05-18T19:05:00Z</meta:creation-date>
    <dc:date>2020-03-14T10:01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45" meta:character-count="971" meta:row-count="6" meta:non-whitespace-character-count="827"/>
  </office:meta>
</office:document-meta>
</file>